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Mono Med" svg:font-family="'Noto Sans Mono Med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language="en" fo:country="US" officeooo:rsid="000d74b1" officeooo:paragraph-rsid="000d74b1"/>
    </style:style>
    <style:style style:name="P2" style:family="paragraph" style:parent-style-name="Text_20_body">
      <style:text-properties style:font-name="Liberation Serif" fo:language="en" fo:country="US" officeooo:rsid="00168837" officeooo:paragraph-rsid="00168837"/>
    </style:style>
    <style:style style:name="P3" style:family="paragraph" style:parent-style-name="Text_20_body">
      <style:text-properties style:font-name="Liberation Serif" fo:language="en" fo:country="US" officeooo:rsid="001d3c45" officeooo:paragraph-rsid="001d3c45"/>
    </style:style>
    <style:style style:name="P4" style:family="paragraph" style:parent-style-name="Text_20_body">
      <style:text-properties style:font-name="Liberation Serif" fo:language="en" fo:country="US" officeooo:rsid="001ff009" officeooo:paragraph-rsid="001ff009"/>
    </style:style>
    <style:style style:name="P5" style:family="paragraph" style:parent-style-name="Text_20_body">
      <style:text-properties style:font-name="Liberation Serif" fo:language="en" fo:country="US" officeooo:rsid="00203790" officeooo:paragraph-rsid="00203790"/>
    </style:style>
    <style:style style:name="P6" style:family="paragraph" style:parent-style-name="Text_20_body">
      <style:text-properties fo:language="en" fo:country="US" officeooo:rsid="00118a72" officeooo:paragraph-rsid="00118a72"/>
    </style:style>
    <style:style style:name="P7" style:family="paragraph" style:parent-style-name="Text_20_body">
      <style:text-properties fo:language="en" fo:country="US" officeooo:rsid="00118a72" officeooo:paragraph-rsid="00144ff2"/>
    </style:style>
    <style:style style:name="P8" style:family="paragraph" style:parent-style-name="Text_20_body">
      <style:text-properties style:font-name="Noto Sans Mono Med" fo:language="en" fo:country="US" officeooo:rsid="00203790" officeooo:paragraph-rsid="001ff009"/>
    </style:style>
    <style:style style:name="P9" style:family="paragraph" style:parent-style-name="Text_20_body" style:list-style-name="L1">
      <style:text-properties style:font-name="Liberation Serif" fo:language="en" fo:country="US" officeooo:rsid="00168837" officeooo:paragraph-rsid="00168837"/>
    </style:style>
    <style:style style:name="P10" style:family="paragraph" style:parent-style-name="Text_20_body" style:list-style-name="L1">
      <style:text-properties style:font-name="Liberation Serif" fo:language="en" fo:country="US" officeooo:rsid="001811be" officeooo:paragraph-rsid="001811be"/>
    </style:style>
    <style:style style:name="P11" style:family="paragraph" style:parent-style-name="Heading_20_3">
      <style:text-properties fo:language="en" fo:country="US"/>
    </style:style>
    <style:style style:name="T1" style:family="text">
      <style:text-properties officeooo:rsid="0010abea"/>
    </style:style>
    <style:style style:name="T2" style:family="text">
      <style:text-properties officeooo:rsid="00118a72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officeooo:rsid="0013670f"/>
    </style:style>
    <style:style style:name="T5" style:family="text">
      <style:text-properties style:font-name="Liberation Serif" officeooo:rsid="00144ff2"/>
    </style:style>
    <style:style style:name="T6" style:family="text">
      <style:text-properties style:font-name="Liberation Serif" officeooo:rsid="0013f361"/>
    </style:style>
    <style:style style:name="T7" style:family="text">
      <style:text-properties style:font-name="Liberation Serif" officeooo:rsid="00159ba5"/>
    </style:style>
    <style:style style:name="T8" style:family="text">
      <style:text-properties style:font-name="Noto Sans Mono Med"/>
    </style:style>
    <style:style style:name="T9" style:family="text">
      <style:text-properties style:font-name="Noto Sans Mono Med" officeooo:rsid="0013670f"/>
    </style:style>
    <style:style style:name="T10" style:family="text">
      <style:text-properties style:font-name="Noto Sans Mono Med" officeooo:rsid="0013f361"/>
    </style:style>
    <style:style style:name="T11" style:family="text">
      <style:text-properties style:font-name="Noto Sans Mono Med" officeooo:rsid="00144ff2"/>
    </style:style>
    <style:style style:name="T12" style:family="text">
      <style:text-properties style:font-name="Noto Sans Mono Med" officeooo:rsid="001d3c45"/>
    </style:style>
    <style:style style:name="T13" style:family="text">
      <style:text-properties style:font-name="Noto Sans Mono Med" officeooo:rsid="00203790"/>
    </style:style>
    <style:style style:name="T14" style:family="text">
      <style:text-properties officeooo:rsid="001b4b3c"/>
    </style:style>
    <style:style style:name="T15" style:family="text">
      <style:text-properties officeooo:rsid="0020379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ndrea Fanti</text:span> 235808</text:p>
      <text:h text:style-name="P11" text:outline-level="3">Lab <text:span text:style-name="T2">2</text:span> exercise <text:span text:style-name="T2">1</text:span></text:h>
      <text:p text:style-name="P6">The Makefile should call <text:span text:style-name="T3">the C compiler with the -g option to not perform code optimizations and to produce debugging information, that will be later used by </text:span><text:span text:style-name="T8">gdb</text:span><text:span text:style-name="T3">.</text:span></text:p>
      <text:p text:style-name="P7"><text:span text:style-name="T3">After compiling with </text:span><text:span text:style-name="T8">make</text:span><text:span text:style-name="T3">, the </text:span><text:span text:style-name="T4">program can be run with </text:span><text:span text:style-name="T9">./test-gdb</text:span><text:span text:style-name="T4"><text:line-break/>The program executes and creates a file, </text:span><text:span text:style-name="T9">Out.txt.v1</text:span><text:span text:style-name="T4">, that is different from <text:s/></text:span><text:span text:style-name="T9">In.txt</text:span><text:span text:style-name="T4">, </text:span><text:span text:style-name="T5">a</text:span><text:span text:style-name="T4">s we can see with </text:span><text:span text:style-name="T9">diff</text:span><text:span text:style-name="T4">.</text:span></text:p>
      <text:p text:style-name="P7"><text:span text:style-name="T5">To have more information about the differences we can use the command </text:span><text:span text:style-name="T10">od -ab &lt;file&gt;</text:span><text:span text:style-name="T6">, </text:span><text:span text:style-name="T5">that</text:span><text:span text:style-name="T6"> prints the content of the file in octal form along its ASCII decoding.<text:line-break/></text:span><text:span text:style-name="T5">After running </text:span><text:span text:style-name="T11">od</text:span><text:span text:style-name="T7"> o</text:span><text:span text:style-name="T5">n both files, we can see that </text:span><text:span text:style-name="T9">Out.txt.v1</text:span><text:span text:style-name="T4"> is a copy of the input file with an additional byte </text:span><text:span text:style-name="T5">(of octal value 377: all ones) </text:span><text:span text:style-name="T4">appended at the end.</text:span></text:p>
      <text:p text:style-name="P2">To perform the requested operations with <text:span text:style-name="T8">gdb</text:span><text:span text:style-name="T3">, we have to write these commands:</text:span></text:p>
      <text:list xml:id="list1208873959" text:style-name="L1">
        <text:list-item>
          <text:p text:style-name="P9">b 15</text:p>
        </text:list-item>
        <text:list-item>
          <text:p text:style-name="P9">r</text:p>
        </text:list-item>
        <text:list-item>
          <text:p text:style-name="P9">p name</text:p>
        </text:list-item>
        <text:list-item>
          <text:p text:style-name="P10">n</text:p>
        </text:list-item>
        <text:list-item>
          <text:p text:style-name="P9">p name</text:p>
        </text:list-item>
        <text:list-item>
          <text:p text:style-name="P10">s</text:p>
        </text:list-item>
        <text:list-item>
          <text:p text:style-name="P10">b 26</text:p>
        </text:list-item>
        <text:list-item>
          <text:p text:style-name="P10">c</text:p>
        </text:list-item>
        <text:list-item>
          <text:p text:style-name="P10">p fpR</text:p>
        </text:list-item>
        <text:list-item>
          <text:p text:style-name="P10">p *fpR</text:p>
        </text:list-item>
        <text:list-item>
          <text:p text:style-name="P10">b 32</text:p>
        </text:list-item>
        <text:list-item>
          <text:p text:style-name="P10">(continue until we unde<text:span text:style-name="T14">r</text:span>stand the problem)</text:p>
        </text:list-item>
      </text:list>
      <text:p text:style-name="P3">The problem with this program is that when we reach the end of the file with the last “useful” read, the EOF flag is not set, so the <text:span text:style-name="T8">while</text:span> condition is still true, and the read/write is performed another time.<text:line-break/>The <text:span text:style-name="T8">fgetc(fpR)</text:span> instruction returns the <text:span text:style-name="T8">EOF</text:span> constant, that has usually value -1 (that converted in binary <text:s/>is all ones). This value is then truncated from 32 bits (usually) to 8 bits (a character dimension) and written to the output file.</text:p>
      <text:p text:style-name="P4">The program can be modified moving the <text:span text:style-name="T12">fgetc</text:span> line into the while condition.<text:line-break/><text:span text:style-name="T15">The final result for the while loop is<text:line-break/></text:span><text:span text:style-name="T13"> <text:s/>while ( (c = fgetc (fpR)) != EOF){</text:span></text:p>
      <text:p text:style-name="P8"><text:soft-page-break/><text:s text:c="4"/>fputc (c, fpW);</text:p>
      <text:p text:style-name="P8"><text:s text:c="2"/>}</text:p>
      <text:p text:style-name="P5"><text:span text:style-name="T15">a</text:span>nd this works without problem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Mono Med" svg:font-family="'Noto Sans Mono Med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10:11:15.105202585</meta:creation-date>
    <dc:date>2018-10-20T17:11:59.766351420</dc:date>
    <meta:editing-duration>PT31M2S</meta:editing-duration>
    <meta:editing-cycles>13</meta:editing-cycles>
    <meta:generator>LibreOffice/6.1.2.1$Linux_X86_64 LibreOffice_project/10$Build-1</meta:generator>
    <meta:document-statistic meta:table-count="0" meta:image-count="0" meta:object-count="0" meta:page-count="2" meta:paragraph-count="23" meta:word-count="293" meta:character-count="1533" meta:non-whitespace-character-count="1265"/>
  </office:meta>
</office:document-meta>
</file>